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4081f"/>
    </style:style>
    <style:style style:name="P2" style:family="paragraph" style:parent-style-name="Standard">
      <style:paragraph-properties fo:text-align="justify" style:justify-single-word="false" style:writing-mode="rl-tb"/>
      <style:text-properties officeooo:paragraph-rsid="0004081f"/>
    </style:style>
    <style:style style:name="T1" style:family="text">
      <style:text-properties style:language-complex="fa" style:country-complex="IR"/>
    </style:style>
    <style:style style:name="T2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4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5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<text:span text:style-name="T1">۴</text:span>لْعَنكَبُوتِ]</text:h>
      <text:p text:style-name="P2" loext:marker-style-name="T2"><text:span text:style-name="T3">بِسْمِ </text:span><text:span text:style-name="T4">۱</text:span><text:span text:style-name="T3">للَّهِ </text:span><text:span text:style-name="T4">۱</text:span><text:span text:style-name="T3">لرَّحْمَـٰنِ </text:span><text:span text:style-name="T4">۱</text:span><text:span text:style-name="T3">لرَّحِيمِ</text:span><text:bookmark-start text:name="__DdeLink__5198_3926997263"/><text:span text:style-name="T3"> </text:span><text:span text:style-name="T2">أَلَٓم؋ّٓؐ اَحَسِــبَ </text:span><text:span text:style-name="T5">۰</text:span><text:span text:style-name="T2">لنَّاسُ أَنْ يُّتْرَكُوٓاْ أَنْ يَّقُولُوٓاْ ءَامَنَّا وَهُمْ لاَ يُفْتَنُونَؐ </text:span><text:span text:style-name="T3">(1)</text:span><text:span text:style-name="T2"> وَلَقَدْ فَتَنَّا </text:span><text:span text:style-name="T5">۰</text:span><text:span text:style-name="T2">لذِينَ مِن قَبْلِهِمْؐ فَلَيَعْلَمَــنَّ </text:span><text:span text:style-name="T5">۰</text:span><text:span text:style-name="T2">للَّهُ </text:span><text:span text:style-name="T5">۴</text:span><text:span text:style-name="T2">لذِيــنَ صَدَقُواْ وَلَيَعْلَمَــنَّ </text:span><text:span text:style-name="T5">۰</text:span><text:span text:style-name="T2">لْكَـٰذِبِينَؐ </text:span><text:span text:style-name="T3">(2)</text:span><text:span text:style-name="T2"> أَمْ حَسِــبَ </text:span><text:span text:style-name="T5">۰</text:span><text:span text:style-name="T2">لذِينَ يَعْمَلُونَ </text:span><text:span text:style-name="T5">۰</text:span><text:span text:style-name="T2">لسَّيِّـَٔاتِ أَنْ يَّسْبِقُونَاؐ سَآءَ مَا يَحْكُمُونَؐ </text:span><text:span text:style-name="T3">(3)</text:span><text:span text:style-name="T2"> مَــن كَانَ يَرْجُواْ لِقَآءَ </text:span><text:span text:style-name="T5">۰</text:span><text:span text:style-name="T2">للَّهِ فَإِنَّ أَجَــلَ </text:span><text:span text:style-name="T5">۰</text:span><text:span text:style-name="T2">للَّهِ ءَلاَتٍؐ وَهُوَ </text:span><text:span text:style-name="T5">۰</text:span><text:span text:style-name="T2">لسَّمِيعُ </text:span><text:span text:style-name="T5">۴</text:span><text:span text:style-name="T2">لْعَلِيمُؐ </text:span><text:span text:style-name="T3">(4)</text:span><text:span text:style-name="T2"> وَمَن جَـٰهَدَ فَإِنَّمَا يُجَـٰهِدُ لِنَفْسِهِؐ“ إِنَّ </text:span><text:span text:style-name="T5">۰</text:span><text:span text:style-name="T2">للَّهَ لَغَنِــيّﹲ عَنِ </text:span><text:span text:style-name="T5">۱</text:span><text:span text:style-name="T2">لْعَـٰلَمِينَؐ </text:span><text:span text:style-name="T3">(5)</text:span><text:span text:style-name="T2"> وَالذِيــنَ ءَامَنُواْ وَعَمِلُواْ </text:span><text:span text:style-name="T5">۴</text:span><text:span text:style-name="T2">ڤصَّـٰڤِــحَـٰــتِ لَنُكَفِّرَنَّ عَنْهُمْ سَيِّـَٔاتِهِمْ وَڤَنَجْزۣيَنَّهُمُ; أَحْسَنَ </text:span><text:span text:style-name="T5">۰ﻟ﮲</text:span><text:span text:style-name="T2"> كَانُواْ يَعْمَلُونَؐ </text:span><text:span text:style-name="T3">(6)</text:span><text:span text:style-name="T2"> ¥ وَوَصَّيْنَا </text:span><text:span text:style-name="T5">۰</text:span><text:span text:style-name="T2">لِانسَـٰنَ بِوَ؛لِدَيْهِ حُسْناًؐ وَإِن جَـٰهَدَ؛كَ لِتُشْرۣكَ بِى مَا لَيْــسَ لَــكَ بِهِ” عِلْمٌ فَلاَ تُطِعْهُمَآؐ إِلَيَّ مَرْجِعُكُمْ فَٱُنَبِّيؖكُم بِمَا كُنتُمْ تَعْمَلُونَؐ </text:span><text:span text:style-name="T3">(7)</text:span><text:span text:style-name="T2"> وَالذِيــنَ ءَامَنُواْ وَعَمِلُواْ </text:span><text:span text:style-name="T5">۴</text:span><text:span text:style-name="T2">ڤصَّـٰڤِحَـٰــتِ لَنُدْخِلَنَّهُمْ فِى </text:span><text:span text:style-name="T5">۱</text:span><text:span text:style-name="T2">ڤصَّـٰڤِحِينَؐ </text:span><text:span text:style-name="T3">(8)</text:span><text:span text:style-name="T2"> وَمِــنَ </text:span><text:span text:style-name="T5">۰</text:span><text:span text:style-name="T2">لنَّاسِ مَنْ يَّقُولُ ءَامَنَّا بِاللَّهِ فَإِذَآ ٱُوذِيَ فِى </text:span><text:span text:style-name="T5">۱</text:span><text:span text:style-name="T2">للَّهِ جَعَلَ فِتْنَةَ </text:span><text:span text:style-name="T5">۰</text:span><text:span text:style-name="T2">لنَّاسسسِ كَعَذَابِ </text:span><text:span text:style-name="T5">۱</text:span><text:span text:style-name="T2">للَّهِؐ وَلَـئِن جَآءَ نَصْرٌ مِّن رَّبِّــكَ لَيَقُولُنَّ إِنَّا كُنَّا مَعَكُمُؐ; أَوَلَيْــسَ </text:span><text:span text:style-name="T5">۰</text:span><text:span text:style-name="T2">للَّهُ بِأَعْلَمَ بِمَا فِى صُدُورۣ </text:span><text:span text:style-name="T5">۱</text:span><text:span text:style-name="T2">لْعَـٰلَمِينَؐ </text:span><text:span text:style-name="T3">(9)</text:span><text:span text:style-name="T2"> وَلَيَعْلَمَــنَّ </text:span><text:span text:style-name="T5">۰</text:span><text:span text:style-name="T2">للَّهُ </text:span><text:span text:style-name="T5">۴</text:span><text:span text:style-name="T2">لذِيــنَ ءَامَنُواْ وَلَيَعْلَمَــنَّ </text:span><text:span text:style-name="T5">۰</text:span><text:span text:style-name="T2">لْمُنَـٰفِقِينَؐ </text:span><text:span text:style-name="T3">(10)</text:span><text:span text:style-name="T2"> وَقَالَ </text:span><text:span text:style-name="T5">۰</text:span><text:span text:style-name="T2">لذِيــنَ كَفَرُواْ لِلذِيــنَ ءَامَنُواْ èتَّبِعُواْ سَبِيلَنَا وَڤْنَحْمِــلْ خَطَـٰيۭـٰكُمْؐ وَمَا هُم بِحَـٰمِلِينَ مِنْ خَطَـٰيۭـٰهُم مِّــن شَيْءٖؐ اِنَّهُمْ لَكَـٰذِبُونَؐ </text:span><text:span text:style-name="T3">(11)</text:span><text:span text:style-name="T2"> وَڤَيَحْمِلُنَّ أَثْقَالَهُمْ وَأَثْقَالًا مَّعَ أَثْقَالِهِمْؐ وَلَيُسْـَٔلُنَّ يَوْمَ </text:span><text:span text:style-name="T5">۰</text:span><text:span text:style-name="T2">لْقِيَـٰمَةِ عَمَّا كَانُواْ يَفْتَرُونَؐ </text:span><text:span text:style-name="T3">(12)</text:span><text:span text:style-name="T2"> وَلَقَدَ اَرْسَلْنَا نُوحاٗ اِلَيٰ قَوْمِهِ” فَلَبِثَ فِيهِمُ; أَلْفَ سَنَةٖ </text:span><text:soft-page-break/><text:span text:style-name="T2">اِلاَّ خَمْسِيــنَ عَاماً فَأَخَذَهُمُ </text:span><text:span text:style-name="T5">۴</text:span><text:span text:style-name="T2">لطُّوفَانُ وَهُمْ ظَـٰلِمُونَؐ </text:span><text:span text:style-name="T3">(13)</text:span><text:span text:style-name="T2"> فَأَنجَيْنَـٰهُ وَأَصْحَـٰبَ </text:span><text:span text:style-name="T5">۰</text:span><text:span text:style-name="T2">لسَّفِينَةِؐ وَجَعَلْنَـٰهَآ ءَايَةً لِّلْعَـٰلَمِينَؐ </text:span><text:span text:style-name="T3">(14)</text:span><text:span text:style-name="T2"> وَإِبْرَ؛هِيمَ إِذْ قَالَ لِقَوْمِهِ </text:span><text:span text:style-name="T5">۹</text:span><text:span text:style-name="T2">عْبُدُواْ </text:span><text:span text:style-name="T5">۴</text:span><text:span text:style-name="T2">للَّهَ وَاتَّقُوهُؐ ذَ؛لِكُمْ خَيْرٌ لَّكُمُ; إِن كُنتُمْ تَعْلَمُونَؐ </text:span><text:span text:style-name="T3">(15)</text:span><text:span text:style-name="T2"> ® إِنَّمَا تَعْبُدُونَ مِن دُونِ </text:span><text:span text:style-name="T5">۱</text:span><text:span text:style-name="T2">للَّهِ أَوْثَـٰناً وَتَخْلُقُونَ إِفْكاٗؐ اِنَّ </text:span><text:span text:style-name="T5">۰</text:span><text:span text:style-name="T2">لذِينَ تَعْبُدُونَ مِن دُونِ </text:span><text:span text:style-name="T5">۱</text:span><text:span text:style-name="T2">للَّهِ لاَ يَمْلِكُونَ لَكُمْ رۣزْقاًؐ فَابْتَغُواْ عِندَ </text:span><text:span text:style-name="T5">۰</text:span><text:span text:style-name="T2">للَّهِ </text:span><text:span text:style-name="T5">۱</text:span><text:span text:style-name="T2">لرّۣزْقَؐ وَاعْبُدُوهُؐ وَاشْكُرُواْ لَهُؐ; إِلَيْهِ تُرْجَعُونَؐ </text:span><text:span text:style-name="T3">(16)</text:span><text:span text:style-name="T2"> وَإِن تُكَذِّبُواْ فَقَدْ كَذَّبَ ٱُمَمٌ مِّن قَبْلِكُمْؐ وَمَا عَلَــي </text:span><text:span text:style-name="T5">۰</text:span><text:span text:style-name="T2">لرَّسُولِ إِلاَّ </text:span><text:span text:style-name="T5">۰</text:span><text:span text:style-name="T2">لْبَچَغُ </text:span><text:span text:style-name="T5">۴</text:span><text:span text:style-name="T2">لْمُبِينُؐ </text:span><text:span text:style-name="T3">(17)</text:span><text:span text:style-name="T2"> أَوَلَمْ يَرَوْاْ كَيْفَ يُبْدِﻯُٔ </text:span><text:span text:style-name="T5">۴</text:span><text:span text:style-name="T2">للَّهُ </text:span><text:span text:style-name="T5">۴</text:span><text:span text:style-name="T2">لْخَلْقَؐ ثُمَّ يُعِيدُهُؐ; إِنَّ ذَ؛لِكَ عَلَــي </text:span><text:span text:style-name="T5">۰</text:span><text:span text:style-name="T2">للَّهِ يَسِيرٌؐ </text:span><text:span text:style-name="T3">(18)</text:span><text:span text:style-name="T2"> قُلْ سِيرُواْ فِى </text:span><text:span text:style-name="T5">۱</text:span><text:span text:style-name="T2">لاَرْضِ فَانظُرُواْ كَيْفَ بَدَأَ </text:span><text:span text:style-name="T5">۰</text:span><text:span text:style-name="T2">لْخَلْقَؐ ثُمَّ </text:span><text:span text:style-name="T5">۰</text:span><text:span text:style-name="T2">للَّهُ يُنشِىُٔ </text:span><text:span text:style-name="T5">۴</text:span><text:span text:style-name="T2">لنَّشْأَةَ </text:span><text:span text:style-name="T5">۰</text:span><text:span text:style-name="T2">لاَخِرَةَؐ إِنَّ </text:span><text:span text:style-name="T5">۰</text:span><text:span text:style-name="T2">للَّهَ عَلَــيٰ كُــلّۣ شَيْءٍ قَدِيرٌؐ </text:span><text:span text:style-name="T3">(19)</text:span><text:span text:style-name="T2"> يُعَذِّبُ مَنْ يَّشَآءُ وَيَرْحَمُ مَنْ يَّشَآءُؐ وَإِلَيْهِ تُقْلَبُونَؐ </text:span><text:span text:style-name="T3">(20)</text:span><text:span text:style-name="T2"> وَمَآ أَنتُم بِمُعْجِزۣينَ فِى </text:span><text:span text:style-name="T5">۱</text:span><text:span text:style-name="T2">لاَرْضِ وَلاَ فِى </text:span><text:span text:style-name="T5">۱</text:span><text:span text:style-name="T2">لسَّمَآءِؐ وَمَا لَكُم مِّن دُونِ </text:span><text:span text:style-name="T5">۱</text:span><text:span text:style-name="T2">للَّهِ مِنْ وَّلِيٍّ وَلاَ نَصِيرٍؐ </text:span><text:span text:style-name="T3">(21)</text:span><text:span text:style-name="T2"> وَالذِيــنَ كَفَرُواْ بِـَٔايَـٰتِ </text:span><text:span text:style-name="T5">۱</text:span><text:span text:style-name="T2">للَّهِ وَلِقَآئِهِ“ ٱُوْلَئِــكَ يَـئِسُواْ مِن رَّحْمَتِىؐ وَٱُوْلَئِــكَ لَهُمْ عَذَاب٘ اَلِيمٌؐ </text:span><text:span text:style-name="T3">(22)</text:span><text:span text:style-name="T2"> فَمَا كَانَ جَوَابَ قَوْمِهِ“ إِلٓاَّ أَن قَالُواْ </text:span><text:span text:style-name="T5">۶</text:span><text:span text:style-name="T2">قْتُلُوهُ أَوْ حَرّۣقُوهُؐ فَأَنجۭيٰهُ </text:span><text:span text:style-name="T5">۴</text:span><text:span text:style-name="T2">للَّهُ مِنَ </text:span><text:span text:style-name="T5">۰</text:span><text:span text:style-name="T2">لنّۭارۣؐ إِنَّ فِى ذَ؛لِــكَ ءَلاَيَـٰــتٍ لِّقَوْمٍ يُومِنُونَؐ </text:span><text:span text:style-name="T3">(23)</text:span><text:span text:style-name="T2"> وَقَالَ إِنَّمَا "تَّخَذتُّم مِّن دُونِ </text:span><text:span text:style-name="T5">۱</text:span><text:span text:style-name="T2">للَّهِ أَوْثَـٰناً مَّوَدَّةَۢ بَيْنَكُمْ فِى </text:span><text:span text:style-name="T5">۱</text:span><text:span text:style-name="T2">لْحَيَوٰةِ </text:span><text:span text:style-name="T5">۱</text:span><text:span text:style-name="T2">لدُّنْيۭاؐ ثُمَّ يَوْمَ </text:span><text:span text:style-name="T5">۰</text:span><text:span text:style-name="T2">لْقِيَـٰمَةِ يَكْفُرُ بَعْضُكُم بِبَعْضٍ وَيَلْعَـنُ بَعْضُكُم بَعْضاًؐ وَمَأْوۭيٰكُمُ </text:span><text:span text:style-name="T5">۴</text:span><text:span text:style-name="T2">لنَّارُ وَمَا لَكُم مِّن نَّـٰصِرۣينَؐ </text:span><text:span text:style-name="T3">(24)</text:span><text:span text:style-name="T2"> © فَـَٔامَــنَ لَهُ„ لُوطٌؐ وَقَالَ إِنِّى مُهَاجِر٘ اِلَيٰ رَبِّيَؐ إِنَّهُ„ هُوَ </text:span><text:span text:style-name="T5">۰</text:span><text:span text:style-name="T2">لْعَزۣيزُ </text:span><text:span text:style-name="T5">۴</text:span><text:span text:style-name="T2">لْحَكِيمُؐ </text:span><text:span text:style-name="T3">(25)</text:span><text:span text:style-name="T2"> وَوَهَبْنَا لَهُ; إِسْحَـٰقَ </text:span><text:soft-page-break/><text:span text:style-name="T2">وَيَعْقُوبَؐ وَجَعَلْنَا فِى ذُرّۣيَّتِهِ </text:span><text:span text:style-name="T5">۱</text:span><text:span text:style-name="T2">لنُّبُوٓءَةَ وَالْكِتَـٰبَؐ وَءَاتَيْنَـٰهُ أَجْرَهُ„ فِى </text:span><text:span text:style-name="T5">۱</text:span><text:span text:style-name="T2">لدُّنْيۭاؐ وَإِنَّهُ„ فِى </text:span><text:span text:style-name="T5">۱</text:span><text:span text:style-name="T2">لاَخِرَةِ لَمِــنَ </text:span><text:span text:style-name="T5">۰</text:span><text:span text:style-name="T2">ڤصَّـٰڤِحِينَؐ </text:span><text:span text:style-name="T3">(26)</text:span><text:span text:style-name="T2"> وَلُوطاٗ اِذْ قَالَ لِقَوْمِهِ“ إِنَّكُمْ لَتَاتُونَ </text:span><text:span text:style-name="T5">۰</text:span><text:span text:style-name="T2">ڤْفَـٰحِشَةَ مَا سَبَقَكُم بِهَا مِنَ اَحَدٍ مِّــنَ </text:span><text:span text:style-name="T5">۰</text:span><text:span text:style-name="T2">لْعَـٰلَمِينَ </text:span><text:span text:style-name="T3">(27)</text:span><text:span text:style-name="T2"> أَئنَّكُمْ لَتَاتُونَ </text:span><text:span text:style-name="T5">۰</text:span><text:span text:style-name="T2">لرّۣجَالَ وَتَقْطَعُونَ </text:span><text:span text:style-name="T5">۰</text:span><text:span text:style-name="T2">لسَّبِيــلَ </text:span><text:span text:style-name="T3">(28)</text:span><text:span text:style-name="T2"> وَتَاتُونَ فِى نَادِيكُمُ </text:span><text:span text:style-name="T5">۴</text:span><text:span text:style-name="T2">لْمُنكَرَؐ فَمَا كَانَ جَوَابَ قَوْمِهِ“ إِلٓاَّ أَن قَالُواْ èيتِنَا بِعَذَابِ </text:span><text:span text:style-name="T5">۱</text:span><text:span text:style-name="T2">للَّهِ إِن كُنتَ مِنَ </text:span><text:span text:style-name="T5">۰</text:span><text:span text:style-name="T2">لصَّـٰدِقِينَؐ </text:span><text:span text:style-name="T3">(29)</text:span><text:span text:style-name="T2"> قَالَ رَبِّ </text:span><text:span text:style-name="T5">۹</text:span><text:span text:style-name="T2">نصُرْنِى عَلَــي </text:span><text:span text:style-name="T5">۰</text:span><text:span text:style-name="T2">لْقَوْمِ </text:span><text:span text:style-name="T5">۱</text:span><text:span text:style-name="T2">لْمُفْسِدِينَؐ </text:span><text:span text:style-name="T3">(30)</text:span><text:span text:style-name="T2"> وَلَمَّا جَآءَتْ رُسُلُنَآ إِبْرَ؛هِيمَ بِالْبُشْرۭيٰ قَالُوٓاْ إِنَّا مُهْلِكُوٓاْ أَهْلِ هَـٰذِهِ </text:span><text:span text:style-name="T5">۱</text:span><text:span text:style-name="T2">لْقَرْيَةِ إِنَّ أَهْلَهَا كَانُواْ ظَـٰلِمِينَؐ </text:span><text:span text:style-name="T3">(31)</text:span><text:span text:style-name="T2"> قَالَ إِنَّ فِيهَا لُوطاًؐ قَالُواْ نَحْــنُ أَعْلَمُ بِمَن فِيهَاؐ ڤَنُنَجِّيَــنَّهُ„ وَأَهْلَهُ; إِلاَّ "مْرَأَتَهُ„ كَانَــتْ مِــنَ </text:span><text:span text:style-name="T5">۰</text:span><text:span text:style-name="T2">لْغَـٰبِـرۣينَؐ </text:span><text:span text:style-name="T3">(32)</text:span><text:span text:style-name="T2"> وَلَمَّآ أَن جَآءَتتتْ رُسُلُنَا لُوطاً سـ۬ـىٓءَ بِهِمْ وَضَاقَ بِهِمْ ذَرْعاًؐ وَقَالُواْ لاَ تَخَفْ وَلاَ تَحْزَنِ اِنَّا مُنَجُّوكككَ وَأَهْلَــكَ إِلاَّ "مْرَأَتَــكَ كَانَتْ مِــنَ </text:span><text:span text:style-name="T5">۰</text:span><text:span text:style-name="T2">لْغَـٰبِـرۣينَؐ </text:span><text:span text:style-name="T3">(33)</text:span><text:span text:style-name="T2"> إِنَّا مُنزۣلُونَ عَلَــيٰٓ أَهْلِ هَـٰذِهِ </text:span><text:span text:style-name="T5">۱</text:span><text:span text:style-name="T2">لْقَرْيَةِ رۣجْزاً مِّــنَ </text:span><text:span text:style-name="T5">۰</text:span><text:span text:style-name="T2">لسَّمَآءِ بِمَا كَانُواْ يَفْسُقُونَؐ </text:span><text:span text:style-name="T3">(34)</text:span><text:span text:style-name="T2"> وَلَقَد تَّرَكْنَا مِنْهَآ ءَايَةَۢ بَيِّنَةً لِّقَوْمٍ يَعْقِلُونَؐ </text:span><text:span text:style-name="T3">(35)</text:span><text:span text:style-name="T2"> ® وَإِلَــيٰ مَدْيَــنَ أَخَاهُمْ شُعَيْباً فَقَالَ يَـٰقَوْمِ </text:span><text:span text:style-name="T5">۹</text:span><text:span text:style-name="T2">عْبُدُواْ </text:span><text:span text:style-name="T5">۴</text:span><text:span text:style-name="T2">للَّهَ وَارْجُواْ </text:span><text:span text:style-name="T5">۴</text:span><text:span text:style-name="T2">لْيَوْمَ </text:span><text:span text:style-name="T5">۰</text:span><text:span text:style-name="T2">لاَخِرَ وَلاَ تَعْثَوْاْ فِى </text:span><text:span text:style-name="T5">۱</text:span><text:span text:style-name="T2">لاَرْضِ مُفْسِدِينَؐ </text:span><text:span text:style-name="T3">(36)</text:span><text:span text:style-name="T2"> فَكَذَّبُوهُ فَأَخَذَتْهُمُ </text:span><text:span text:style-name="T5">۴</text:span><text:span text:style-name="T2">لرَّجْفَةُ فَأَصْبَحُواْ فِى دۭارۣهِمْ جَـٰثِمِينَؐ </text:span><text:span text:style-name="T3">(37)</text:span><text:span text:style-name="T2"> وَعَاداً وَثَمُوداً وَقَد تَّبَيَّــنَ لَكُم مِّــن مَّسَـٰكِنِهِمْ وَزَيَّنَ لَهُمُ </text:span><text:span text:style-name="T5">۴</text:span><text:span text:style-name="T2">لشَّيْطَـٰـــنُ أَعْمَـٰلَهُمْ فَصَدَّهُمْ عَـنِ </text:span><text:span text:style-name="T5">۱</text:span><text:span text:style-name="T2">لسَّبِيلِ وَكَانُواْ مُسْتَبْصِرۣينَؐ </text:span><text:span text:style-name="T3">(38)</text:span><text:span text:style-name="T2"> وَقَارُونَ وَفِرْعَوْنَ وَهَامَـٰنَؐ وَلَقَدْ جَآءَهُم مُّوسۭيٰ بِالْبَيِّنَـٰــتِ فَاسْتَكْبَرُواْ فِى </text:span><text:span text:style-name="T5">۱</text:span><text:span text:style-name="T2">لاَرْضِ وَمَا كَانُواْ سَـٰبِقِينَؐ </text:span><text:soft-page-break/><text:span text:style-name="T3">(39)</text:span><text:span text:style-name="T2"> فَكُلٗاّ اَخَذْنَا بِذَنۢبِهِؐ” فَمِنْهُم مَّنَ اَرْسَلْنَا عَلَيْهِ حَاصِباًؐ وَمِنْهُم مَّــنَ اَخَذَتْهُ </text:span><text:span text:style-name="T5">۴</text:span><text:span text:style-name="T2">ڤصَّيْحَةُؐ وَمِنْهُم مَّــنْ خَسَفْنَا بِهِ </text:span><text:span text:style-name="T5">۱</text:span><text:span text:style-name="T2">لاَرْضَؐ وَمِنْهُم مَّــنَ اَغْرَقْنَاؐ وَمَا كَانَ </text:span><text:span text:style-name="T5">۰</text:span><text:span text:style-name="T2">للَّهُ لِيَظْلِمَهُمْؐ وَچَكِــن كَانُوٓاْ أَنفُسَهُمْ يَظْلِمُونَؐ </text:span><text:span text:style-name="T3">(40)</text:span><text:span text:style-name="T2"> مَثَـلُ </text:span><text:span text:style-name="T5">۴</text:span><text:span text:style-name="T2">لذِيــنَ "تَّخَذُواْ مِن دُونِ </text:span><text:span text:style-name="T5">۱</text:span><text:span text:style-name="T2">للَّهِ أَوْلِيَآءَ كَمَثَـلِ </text:span><text:span text:style-name="T5">۱</text:span><text:span text:style-name="T2">لْعَنكَبُوتِ 'تَّخَذَتْ بَيْتاًؐ وَإِنَّ أَوْهَنَ </text:span><text:span text:style-name="T5">۰</text:span><text:span text:style-name="T2">لْبُيُوتِ لَبَيْتُ </text:span><text:span text:style-name="T5">۴</text:span><text:span text:style-name="T2">لْعَنكَبُوتِ لَوْ كَانُواْ يَعْلَمُونَؐ </text:span><text:span text:style-name="T3">(41)</text:span><text:span text:style-name="T2"> إِنَّ </text:span><text:span text:style-name="T5">۰</text:span><text:span text:style-name="T2">للَّهَ يَعْلَمُ مَا تَدْعُونَ مِن دُونِهِ” مِــن شَيْءٍؐ وَهُوَ </text:span><text:span text:style-name="T5">۰</text:span><text:span text:style-name="T2">لْعَزۣيزُ </text:span><text:span text:style-name="T5">۴</text:span><text:span text:style-name="T2">لْحَكِيمُؐ </text:span><text:span text:style-name="T3">(42)</text:span><text:span text:style-name="T2"> وَتِلْــكَ </text:span><text:span text:style-name="T5">۰</text:span><text:span text:style-name="T2">لاَمْثَـٰــلُ نَضْرۣبُهَا لِلنَّاسِؐ وَمَا يَعْقِلُهَآ إِلاَّ </text:span><text:span text:style-name="T5">۰</text:span><text:span text:style-name="T2">لْعَـٰلِمُونَؐ </text:span><text:span text:style-name="T3">(43)</text:span><text:span text:style-name="T2"> خَلَــقَ </text:span><text:span text:style-name="T5">۰</text:span><text:span text:style-name="T2">للَّهُ </text:span><text:span text:style-name="T5">۴</text:span><text:span text:style-name="T2">لسَّمَـٰوَ؛تِ وَالاَرْضَ بِالْحَقﱢّؐ إِنَّ فِى ذَ؛لِــكَ ءَلاَيَةً لِّلْمُومِنِينَؐ </text:span><text:span text:style-name="T3">(44)</text:span><text:span text:style-name="T2"> </text:span><text:span text:style-name="T5">۸</text:span><text:span text:style-name="T2">تْــلُ مَآ ٱُوحِيَ إِلَيْكَ مِنَ </text:span><text:span text:style-name="T5">۰</text:span><text:span text:style-name="T2">لْكِتَـٰــبِ وَأَقِمِ </text:span><text:span text:style-name="T5">۱</text:span><text:span text:style-name="T2">لصَّلَوٰةَؐ إِنَّ </text:span><text:span text:style-name="T5">۰</text:span><text:span text:style-name="T2">لصَّلَوٰةَ تَنْهۭــيٰ عَنِ </text:span><text:span text:style-name="T5">۱</text:span><text:span text:style-name="T2">ڤْفَحْشَآءِ وَالْمُنكَرۣؐ وَلَذِكْرُ </text:span><text:span text:style-name="T5">۴</text:span><text:span text:style-name="T2">للَّهِ أَكْبَرُؐ وَاللَّهُ يَعْلَمُ مَا تَصْنَعُونَؐ </text:span><text:span text:style-name="T3">(45)</text:span><text:span text:style-name="T2"> ¤ وَلاَ تُجَـٰدِلُوٓاْ أَهْلَ </text:span><text:span text:style-name="T5">۰</text:span><text:span text:style-name="T2">لْكِتَـٰــبِ إِلاَّ بِالتِى هِــيَ أَحْسَنُؐ إِلاَّ </text:span><text:span text:style-name="T5">۰</text:span><text:span text:style-name="T2">لذِينَ ظَلَمُواْ مِنْهُمْؐ وَقُولُوٓاْ ءَامَنَّا بِاﻟـذِىٓ ٱُنزۣلَ إِلَيْنَا وَٱُنزۣلَ إِلَيْكُمْ وَإِچَهُنَا وَإِچَهُكُمْ وَ؛حِدٌ وَنَحْــنُ لَهُ„ مُسْلِمُونَؐ </text:span><text:span text:style-name="T3">(46)</text:span><text:span text:style-name="T2"> وَكَذَ؛لِــكَ أَنزَلْنَآ إِلَيْــكَ </text:span><text:span text:style-name="T5">۰</text:span><text:span text:style-name="T2">لْكِتَـٰـــبَؐ فَالذِيــنَ ءَاتَيْنَـٰهُمُ </text:span><text:span text:style-name="T5">۴</text:span><text:span text:style-name="T2">لْكِتَـٰــبَ يُومِنُونَ بِهِ” وَمِنْ هَـٰٓؤُلآَءِ مَنْ يُّومِنُ بِهِؐ” وَمَا يَجْحَدُ بِـَٔايَـٰتِنَآ إِلاَّ </text:span><text:span text:style-name="T5">۰</text:span><text:span text:style-name="T2">لْكَـٰفِرُونَؐ </text:span><text:span text:style-name="T3">(47)</text:span><text:span text:style-name="T2"> وَمَا كُنــتَ تَتْلُواْ مِــن قَبْلِهِ” مِن كِتَـٰبٍ وَلاَ تَخُطُّهُ„ بِيَمِينِــكَؐ إِذاً لاَّرْتَابَ </text:span><text:span text:style-name="T5">۰</text:span><text:span text:style-name="T2">لْمُبْطِلُونَؐ </text:span><text:span text:style-name="T3">(48)</text:span><text:span text:style-name="T2"> بَلْ هُوَ ءَايَـٰتٛ بَيِّنَـٰتٌ فِى صُدُورۣ </text:span><text:span text:style-name="T5">۱</text:span><text:span text:style-name="T2">لذِينَ ٱُوتُواْ </text:span><text:span text:style-name="T5">۴</text:span><text:span text:style-name="T2">لْعِلْمَؐ وَمَا يَجْحَدُ بِـَٔايَـٰتِنَآ إِلاَّ </text:span><text:span text:style-name="T5">۰</text:span><text:span text:style-name="T2">لظَّـٰلِمُونَؐ </text:span><text:span text:style-name="T3">(49)</text:span><text:span text:style-name="T2"> وَقَالُواْ لَوْلآَ ٱُنزۣلَ عَلَيْهِ ءَايَـٰتٌ مِّن رَّبِّهِؐ” قُلِ اِنَّمَا </text:span><text:span text:style-name="T5">۰</text:span><text:span text:style-name="T2">لاَيَـٰتُ عِندَ </text:span><text:span text:style-name="T5">۰</text:span><text:span text:style-name="T2">للَّهِ وَإِنَّمَآ أَنَا نَذِيرٌ مُّبِين٘ؐ </text:span><text:span text:style-name="T3">(50)</text:span><text:span text:style-name="T2"> اَوَلَمْ يَكْفِهِمُ; أَنَّـآ أَنزَلْنَا عَلَيْــكَ </text:span><text:soft-page-break/><text:span text:style-name="T5">۰</text:span><text:span text:style-name="T2">لْكِتَـٰبَ يُتْلۭــيٰ عَلَيْهِمُؐ; إِنَّ فِى ذَ؛لِــكَ لَرَحْمَةً وَذِكْرۭيٰ لِقَوْمٍ يُومِنُونَؐ </text:span><text:span text:style-name="T3">(51)</text:span><text:span text:style-name="T2"> قُــلْ كَفۭـيٰ بِاللَّهِ بَيْنِى وَبَيْنَكُمْ شَهِيداًؐ يَعْلَمُ مَا فِى </text:span><text:span text:style-name="T5">۱</text:span><text:span text:style-name="T2">لسَّمَـٰوَ؛تِ وَالاَرْضِؐ وَالذِيــنَ ءَامَنُواْ بِالْبَـٰطِلِ وَكَفَرُواْ بِاللَّهِ ٱُوْلَئِكَ هُمُ </text:span><text:span text:style-name="T5">۴</text:span><text:span text:style-name="T2">لْخَـٰسِرُونَؐ </text:span><text:span text:style-name="T3">(52)</text:span><text:span text:style-name="T2"> وَيَسْتَعْجِلُونَــكَ بِالْعَذَابِؐ وَلَوْلآَ أَجَــلٌ مُّسَمّيً لَّجَآءَهُمُ </text:span><text:span text:style-name="T5">۴</text:span><text:span text:style-name="T2">لْعَذَابُ وَلَيَاتِيَنَّهُم بَغْتَةً وَهُمْ لاَ يَشْعُرُونَؐ </text:span><text:span text:style-name="T3">(53)</text:span><text:span text:style-name="T2"> يَسْتَعْجِلُونَــكَ بِالْعَذَابِؐ وَإِنَّ جَهَنَّمَ ڤَمُحِيطَةٛ بِالْكۭـٰفِـرۣينَؐ </text:span><text:span text:style-name="T3">(54) </text:span><text:span text:style-name="T2">يَوْمَ يَغْشۭيٰهُمُ </text:span><text:span text:style-name="T5">۴</text:span><text:span text:style-name="T2">لْعَذَابُ مِن فَوْقِهِمْ وَمِــن تَحْتِ أَرْجُلِهِمْ وَيَقُولُ ذُوقُواْ مَا كُنتُمْ تَعْمَلُونَؐ </text:span><text:span text:style-name="T3">(55)</text:span><text:span text:style-name="T2"> يَـٰعِبَادِيَ </text:span><text:span text:style-name="T5">۰</text:span><text:span text:style-name="T2">لذِينَ ءَامَنُوٓاْ إِنَّ أَرْضِى وَ؛سِعَةٌ فَإِيَّـٰيَ فَاعْبُدُونِؐ </text:span><text:span text:style-name="T3">(56)</text:span><text:span text:style-name="T2"> كُلُّ نَفْسٍ ذَآئِقَةُ </text:span><text:span text:style-name="T5">۴</text:span><text:span text:style-name="T2">لْمَوْتِؐ ثُمَّ إِلَيْنَا تُرْجَعُونَؐ </text:span><text:span text:style-name="T3">(57)</text:span><text:span text:style-name="T2"> وَالذِيــنَ ءَامَنُواْ وَعَمِلُواْ </text:span><text:span text:style-name="T5">۴</text:span><text:span text:style-name="T2">ڤصَّـٰڤِحَـٰتِ لَنُبَوّۣيؕنَّهُم مِّنَ </text:span><text:span text:style-name="T5">۰</text:span><text:span text:style-name="T2">لْجَنَّةِ غُرَفاً تَجْرۣى مِن تَحْتِهَا </text:span><text:span text:style-name="T5">۰</text:span><text:span text:style-name="T2">لاَنْهَـٰرُ خَـٰلِدِينَ فِيهَاؐ نِعْمَ أَجْرُ </text:span><text:span text:style-name="T5">۴</text:span><text:span text:style-name="T2">لْعَـٰمِلِينَؐ </text:span><text:span text:style-name="T3">(58)</text:span><text:span text:style-name="T2"> </text:span><text:span text:style-name="T5">۰</text:span><text:span text:style-name="T2">لذِينَ صَبَرُواْ وَعَلَيٰ رَبِّهِمْ يَتَوَكَّلُونَؐ </text:span><text:span text:style-name="T3">(59)</text:span><text:span text:style-name="T2"> ® وَكَأَيِّن مِّن دَآبَّةٍ لاَّ تَحْمِلُ رۣزْقَهَا </text:span><text:span text:style-name="T5">۰</text:span><text:span text:style-name="T2">للَّهُ يَرْزُقُهَا وَإِيَّاكُمْؐ وَهُوَ </text:span><text:span text:style-name="T5">۰</text:span><text:span text:style-name="T2">لسَّمِيعُ </text:span><text:span text:style-name="T5">۴</text:span><text:span text:style-name="T2">لْعَلِيمُؐ </text:span><text:span text:style-name="T3">(60)</text:span><text:span text:style-name="T2"> وَلَـئِــن سَأَلْتَهُم مَّــنْ خَلَــقَ </text:span><text:span text:style-name="T5">۰</text:span><text:span text:style-name="T2">لسَّمَـٰوَ؛تِ وَالاَرْضَ وَسَخَّرَ </text:span><text:span text:style-name="T5">۰</text:span><text:span text:style-name="T2">لشَّمْسَ وَالْقَمَرَ لَيَقُولُــنَّ </text:span><text:span text:style-name="T5">۰</text:span><text:span text:style-name="T2">للَّهُؐ فَأَنّۭيٰ يُوفَكُونَؐ </text:span><text:span text:style-name="T3">(61)</text:span><text:span text:style-name="T2"> </text:span><text:span text:style-name="T5">۰</text:span><text:span text:style-name="T2">للَّهُ يَبْسُطُ </text:span><text:span text:style-name="T5">۴</text:span><text:span text:style-name="T2">لرّۣزْقَ لِمَنْ يَّشَآءُ مِنْ عِبَادِهِ” وَيَقْدِرُ لَهُؐ; إِنَّ </text:span><text:span text:style-name="T5">۰</text:span><text:span text:style-name="T2">للَّهَ بِكُــلّۣ شَيْءٖ عَلِيمٌؐ </text:span><text:span text:style-name="T3">(62)</text:span><text:span text:style-name="T2"> وَلَـئِــن سَأَلْتَهُم مَّن نَّزَّلَ مِــنَ </text:span><text:span text:style-name="T5">۰</text:span><text:span text:style-name="T2">لسَّمَآءِ مَآءً فَأَحْيۭا بِهِ </text:span><text:span text:style-name="T5">۱</text:span><text:span text:style-name="T2">لاَرْضضضَ مِـنۢ بَعْدِ مَوْتِهَا لَيَقُولُــنَّ </text:span><text:span text:style-name="T5">۰</text:span><text:span text:style-name="T2">للَّهُؐ قُـلِ </text:span><text:span text:style-name="T5">۱</text:span><text:span text:style-name="T2">لْحَمْدُ لِلهِؐ بَــلَ اَكْثَرُهُمْ لاَ يَعْقِلُونَؐ </text:span><text:span text:style-name="T3">(63)</text:span><text:span text:style-name="T2"> وَمَا هَـٰذِهِ </text:span><text:span text:style-name="T5">۱</text:span><text:span text:style-name="T2">لْحَيَوٰةُ </text:span><text:span text:style-name="T5">۴</text:span><text:span text:style-name="T2">لدُّنْيۭآ إِلاَّ لَهْوٌ وَلَعِبٌؐ وَإِنَّ </text:span><text:span text:style-name="T5">۰</text:span><text:span text:style-name="T2">لدَّارَ </text:span><text:span text:style-name="T5">۰</text:span><text:span text:style-name="T2">لاَخِرَةَ لَهِــيَ </text:span><text:span text:style-name="T5">۰</text:span><text:span text:style-name="T2">لْحَيَوَانُ لَوْ كَانُواْ يَعْلَمُونَؐ </text:span><text:span text:style-name="T3">(64)</text:span><text:span text:style-name="T2"> فَإِذَا رَكِبُواْ فِى </text:span><text:span text:style-name="T5">۱</text:span><text:span text:style-name="T2">لْفُلْكِ دَعَوُاْ </text:span><text:span text:style-name="T5">۴</text:span><text:span text:style-name="T2">للَّهَ مُخْلِصِيــنَ لَهُ </text:span><text:span text:style-name="T5">۴</text:span><text:span text:style-name="T2">لدِّينَؐ فَلَمَّا </text:span><text:soft-page-break/><text:span text:style-name="T2">نَجّۭيٰهُمُ; إِلَي </text:span><text:span text:style-name="T5">۰</text:span><text:span text:style-name="T2">لْبَرّۣ إِذَا هُمْ يُشْرۣكُونَ </text:span><text:span text:style-name="T3">(65)</text:span><text:span text:style-name="T2"> لِيَكْفُرُواْ بِمَآ ءَاتَيْنَـٰهُمْؐ وَلِيَتَمَتَّعُواْ فَسَوْفَ يَعْلَمُونَؐ </text:span><text:span text:style-name="T3">(66)</text:span><text:span text:style-name="T2"> أَوَلَمْ يَرَوَاْ اَنَّا جَعَلْنَا حَرَماٗ —امِناً وَيُتَخَطَّفُ </text:span><text:span text:style-name="T5">۴</text:span><text:span text:style-name="T2">لنَّاسُ مِنْ حَوْلِهِمُؐ; أَفَبِالْبَـٰطِلِ يُومِنُونَ وَبِنِعْمَةِ </text:span><text:span text:style-name="T5">۱</text:span><text:span text:style-name="T2">للَّهِ يَكْفُرُونَؐ </text:span><text:span text:style-name="T3">(67)</text:span><text:span text:style-name="T2"> وَمَنَ اَظْلَمُ مِمَّنِ 'فْتَرۭيٰ عَلَــي </text:span><text:span text:style-name="T5">۰</text:span><text:span text:style-name="T2">للَّهِ كَذِباٗ اَوْ كَذَّبَ بِالْحَــقّۣ لَمَّا جَآءَهُؐ; أَلَيْسَ فِى جَهَنَّمَ مَثْويً لِّلْكۭـٰفِـرۣينَؐ </text:span><text:span text:style-name="T3">(68)</text:span><text:span text:style-name="T2"> وَالذِينَ جَـٰهَدُواْ فِينَا لَنَهْدِيَنَّهُمْ سُبُلَنَاؐ وَإِنَّ </text:span><text:span text:style-name="T5">۰</text:span><text:span text:style-name="T2">للَّهَ لَمَعَ </text:span><text:span text:style-name="T5">۰</text:span><text:span text:style-name="T2">ڤْمُحْسِنِينَ </text:span><text:span text:style-name="T3">(69)</text:span><text:span text:style-name="T2"> </text:span><text:bookmark-end text:name="__DdeLink__5198_3926997263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3:44:33.246975475</meta:creation-date>
    <dc:date>2025-03-05T09:53:27.439930965</dc:date>
    <meta:editing-duration>PT2M32S</meta:editing-duration>
    <meta:editing-cycles>2</meta:editing-cycles>
    <meta:generator>LibreOffice/24.8.2.1$Linux_X86_64 LibreOffice_project/0f794b6e29741098670a3b95d60478a65d05ef13</meta:generator>
    <meta:document-statistic meta:table-count="0" meta:image-count="0" meta:object-count="0" meta:page-count="6" meta:paragraph-count="2" meta:word-count="1057" meta:character-count="5990" meta:non-whitespace-character-count="4934"/>
  </office:meta>
</office:document-meta>
</file>